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188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4.288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ffff00" draw:marker-start-width="0.518cm" draw:marker-end-width="0.518cm" draw:fill-color="#2a6099" draw:textarea-horizontal-align="justify" draw:textarea-vertical-align="middle" draw:auto-grow-height="false" fo:min-height="6.228cm" fo:min-width="3.9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f00" draw:marker-start-width="0.518cm" draw:marker-end-width="0.518cm" draw:fill-color="#000000" draw:textarea-horizontal-align="justify" draw:textarea-vertical-align="middle" draw:auto-grow-height="false" fo:min-height="6.228cm" fo:min-width="4.3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728cm" fo:min-width="4.288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ffff00" draw:marker-start-width="0.518cm" draw:marker-end-width="0.518cm" draw:fill-color="#158466" draw:textarea-horizontal-align="justify" draw:textarea-vertical-align="middle" draw:auto-grow-height="false" fo:min-height="5.628cm" fo:min-width="4.188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1cm" fo:min-width="0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ffff" style:font-name="Times New Roman Cyr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Times New Roman Cyr" fo:font-size="35pt" fo:font-weight="bold" style:font-size-asian="35pt" style:font-weight-asian="bold" style:font-size-complex="35pt" style:font-weight-complex="bold"/>
    </style:style>
    <style:style style:name="T2" style:family="text">
      <style:text-properties fo:color="#ffffff" style:font-name="Times New Roman Cyr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Times New Roman Cyr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6.69cm" svg:x="2.1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21.2cm" svg:y="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9cm" svg:height="6.69cm" svg:x="16.3cm" svg:y="7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6.69cm" svg:x="11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6.69cm" svg:x="6.6cm" svg:y="7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7cm" svg:height="6.69cm" svg:x="2.1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6.69cm" svg:x="21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6.19cm" svg:x="11.4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9cm" svg:height="6.09cm" svg:x="16.4cm" svg:y="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7cm" svg:height="3.011cm" svg:x="2.1cm" svg:y="8.689cm">
          <draw:text-box>
            <text:p><text:span text:style-name="T1">Tier 2/1</text:span></text:p>
          </draw:text-box>
        </draw:frame>
        <draw:frame draw:style-name="gr9" draw:text-style-name="P4" draw:layer="layout" svg:width="3.7cm" svg:height="2.6cm" svg:x="12.2cm" svg:y="3.3cm">
          <draw:text-box>
            <text:p><text:span text:style-name="T1">Tier 3</text:span></text:p>
          </draw:text-box>
        </draw:frame>
        <draw:frame draw:style-name="gr10" draw:text-style-name="P6" draw:layer="layout" svg:width="4.4cm" svg:height="2.141cm" svg:x="2.2cm" svg:y="15.8cm">
          <draw:text-box>
            <text:p text:style-name="P5"><text:span text:style-name="T2">Deck- Out Pile</text:span></text:p>
          </draw:text-box>
        </draw:frame>
        <draw:frame draw:style-name="gr9" draw:text-style-name="P4" draw:layer="layout" svg:width="3.7cm" svg:height="2.6cm" svg:x="21.9cm" svg:y="15.8cm">
          <draw:text-box>
            <text:p><text:span text:style-name="T1">Deck</text:span></text:p>
          </draw:text-box>
        </draw:frame>
        <draw:frame draw:style-name="gr11" draw:text-style-name="P7" draw:layer="layout" svg:width="4.2cm" svg:height="3.086cm" svg:x="17.1cm" svg:y="3cm">
          <draw:text-box>
            <text:p><text:span text:style-name="T2">Realm Invocation</text:span></text:p>
          </draw:text-box>
        </draw:frame>
        <draw:frame draw:style-name="gr8" draw:text-style-name="P4" draw:layer="layout" svg:width="4.7cm" svg:height="3.011cm" svg:x="6.8cm" svg:y="8.589cm">
          <draw:text-box>
            <text:p><text:span text:style-name="T1">Tier 2/1</text:span></text:p>
          </draw:text-box>
        </draw:frame>
        <draw:frame draw:style-name="gr12" draw:text-style-name="P4" draw:layer="layout" svg:width="4.7cm" svg:height="2.001cm" svg:x="21.4cm" svg:y="8.9cm">
          <draw:text-box>
            <text:p><text:span text:style-name="T1">Tier 2/1</text:span></text:p>
          </draw:text-box>
        </draw:frame>
        <draw:frame draw:style-name="gr13" draw:text-style-name="P4" draw:layer="layout" svg:width="4.7cm" svg:height="3.411cm" svg:x="16.6cm" svg:y="8.589cm">
          <draw:text-box>
            <text:p><text:span text:style-name="T1">Tier 2/1</text:span></text:p>
          </draw:text-box>
        </draw:frame>
        <draw:frame draw:style-name="gr8" draw:text-style-name="P4" draw:layer="layout" svg:width="4.7cm" svg:height="3.011cm" svg:x="11.6cm" svg:y="8.7cm">
          <draw:text-box>
            <text:p><text:span text:style-name="T1">Tier 2/1</text:span></text:p>
          </draw:text-box>
        </draw:frame>
        <draw:custom-shape draw:style-name="gr5" draw:text-style-name="P1" draw:layer="layout" svg:width="5.1cm" svg:height="6.69cm" svg:x="11.4cm" svg:y="13.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4cm" svg:height="2.6cm" svg:x="11.8cm" svg:y="15.5cm">
          <draw:text-box>
            <text:p text:style-name="P8"><text:span text:style-name="T3">Creation Pi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5:54:18.826494455</meta:creation-date>
    <dc:date>2021-01-13T13:11:44.526501994</dc:date>
    <meta:editing-duration>PT12M16S</meta:editing-duration>
    <meta:editing-cycles>6</meta:editing-cycles>
    <meta:generator>LibreOffice/6.4.6.2$Linux_X86_64 LibreOffice_project/40$Build-2</meta:generator>
    <meta:document-statistic meta:object-count="20"/>
  </office:meta>
</office:document-meta>
</file>